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text-properties officeooo:paragraph-rsid="001c60bf"/>
    </style:style>
    <style:style style:name="P2" style:family="paragraph" style:parent-style-name="Normal">
      <style:text-properties officeooo:paragraph-rsid="00021ab4"/>
    </style:style>
    <style:style style:name="P3" style:family="paragraph" style:parent-style-name="Normal">
      <style:text-properties officeooo:paragraph-rsid="00044081"/>
    </style:style>
    <style:style style:name="P4" style:family="paragraph" style:parent-style-name="Normal">
      <style:text-properties officeooo:rsid="00206f30" officeooo:paragraph-rsid="0006211b"/>
    </style:style>
    <style:style style:name="P5" style:family="paragraph" style:parent-style-name="Normal">
      <style:text-properties fo:language="fr" fo:country="FR" fo:font-weight="bold" officeooo:paragraph-rsid="001c60bf" style:font-weight-asian="bold" style:font-weight-complex="bold"/>
    </style:style>
    <style:style style:name="P6" style:family="paragraph" style:parent-style-name="Normal">
      <style:text-properties fo:language="fr" fo:country="FR" officeooo:paragraph-rsid="001c60bf"/>
    </style:style>
    <style:style style:name="P7" style:family="paragraph" style:parent-style-name="Normal">
      <style:text-properties fo:language="fr" fo:country="FR" officeooo:paragraph-rsid="0003f59f"/>
    </style:style>
    <style:style style:name="P8" style:family="paragraph" style:parent-style-name="Normal">
      <style:text-properties fo:language="fr" fo:country="FR" officeooo:rsid="00021ab4" officeooo:paragraph-rsid="00044081"/>
    </style:style>
    <style:style style:name="P9" style:family="paragraph" style:parent-style-name="Normal">
      <style:text-properties fo:language="fr" fo:country="FR" officeooo:rsid="00021ab4" officeooo:paragraph-rsid="00087009"/>
    </style:style>
    <style:style style:name="P10" style:family="paragraph" style:parent-style-name="Normal">
      <style:text-properties fo:language="fr" fo:country="FR" officeooo:rsid="0003f59f" officeooo:paragraph-rsid="00044081"/>
    </style:style>
    <style:style style:name="P11" style:family="paragraph" style:parent-style-name="Normal">
      <style:text-properties fo:language="fr" fo:country="FR" officeooo:rsid="00206f30" officeooo:paragraph-rsid="0007d0a1"/>
    </style:style>
    <style:style style:name="P12" style:family="paragraph" style:parent-style-name="Normal">
      <style:text-properties fo:language="fr" fo:country="FR" officeooo:rsid="00206f30" officeooo:paragraph-rsid="0006211b"/>
    </style:style>
    <style:style style:name="P13" style:family="paragraph" style:parent-style-name="Standard">
      <style:text-properties fo:language="fr" fo:country="FR" fo:font-weight="bold" officeooo:paragraph-rsid="001c60bf" style:font-weight-asian="bold" style:font-weight-complex="bold"/>
    </style:style>
    <style:style style:name="P14" style:family="paragraph" style:parent-style-name="Standard">
      <style:text-properties fo:language="fr" fo:country="FR" fo:font-weight="bold" officeooo:rsid="0003f59f" officeooo:paragraph-rsid="00087009" style:font-weight-asian="bold" style:font-weight-complex="bold"/>
    </style:style>
    <style:style style:name="P15" style:family="paragraph" style:parent-style-name="Standard">
      <style:text-properties fo:language="fr" fo:country="FR" fo:font-weight="bold" officeooo:rsid="0003f59f" officeooo:paragraph-rsid="0006211b" style:font-weight-asian="bold" style:font-weight-complex="bold"/>
    </style:style>
    <style:style style:name="P16" style:family="paragraph" style:parent-style-name="Standard">
      <style:text-properties fo:language="fr" fo:country="FR" officeooo:paragraph-rsid="0007d0a1"/>
    </style:style>
    <style:style style:name="P17" style:family="paragraph" style:parent-style-name="Normal">
      <style:paragraph-properties fo:margin-left="0in" fo:margin-right="0in" fo:text-indent="0in" style:auto-text-indent="false"/>
      <style:text-properties fo:language="fr" fo:country="FR" fo:font-weight="bold" officeooo:paragraph-rsid="001c60bf" style:font-weight-asian="bold" style:font-weight-complex="bold"/>
    </style:style>
    <style:style style:name="P18" style:family="paragraph" style:parent-style-name="Normal">
      <style:paragraph-properties fo:margin-left="0in" fo:margin-right="0in" fo:text-indent="0.4917in" style:auto-text-indent="false"/>
      <style:text-properties fo:language="fr" fo:country="FR" fo:font-weight="bold" officeooo:paragraph-rsid="001c60bf" style:font-weight-asian="bold" style:font-weight-complex="bold"/>
    </style:style>
    <style:style style:name="P19" style:family="paragraph" style:parent-style-name="Normal" style:master-page-name="MP0">
      <style:paragraph-properties style:page-number="auto" fo:break-before="page"/>
      <style:text-properties fo:language="fr" fo:country="FR" fo:font-weight="bold" officeooo:paragraph-rsid="001c60bf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39fd82"/>
    </style:style>
    <style:style style:name="T2" style:family="text">
      <style:text-properties style:text-underline-style="solid" style:text-underline-width="auto" style:text-underline-color="font-color" officeooo:rsid="000bafba"/>
    </style:style>
    <style:style style:name="T3" style:family="text">
      <style:text-properties style:text-underline-style="solid" style:text-underline-width="auto" style:text-underline-color="font-color" officeooo:rsid="001c60bf"/>
    </style:style>
    <style:style style:name="T4" style:family="text">
      <style:text-properties style:text-underline-style="solid" style:text-underline-width="auto" style:text-underline-color="font-color" officeooo:rsid="0008700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f59f" style:font-weight-asian="bold" style:font-weight-complex="bold"/>
    </style:style>
    <style:style style:name="T7" style:family="text">
      <style:text-properties fo:font-weight="bold" officeooo:rsid="0007d0a1" style:font-weight-asian="bold" style:font-weight-complex="bold"/>
    </style:style>
    <style:style style:name="T8" style:family="text">
      <style:text-properties officeooo:rsid="00401f5c"/>
    </style:style>
    <style:style style:name="T9" style:family="text">
      <style:text-properties officeooo:rsid="0003f59f"/>
    </style:style>
    <style:style style:name="T10" style:family="text">
      <style:text-properties fo:font-weight="normal" officeooo:rsid="00044081" style:font-weight-asian="normal" style:font-weight-complex="normal"/>
    </style:style>
    <style:style style:name="T11" style:family="text">
      <style:text-properties fo:font-weight="normal" officeooo:rsid="000bafba" style:font-weight-asian="normal" style:font-weight-complex="normal"/>
    </style:style>
    <style:style style:name="T12" style:family="text">
      <style:text-properties fo:font-weight="normal" officeooo:rsid="005c5430" style:font-weight-asian="normal" style:font-weight-complex="normal"/>
    </style:style>
    <style:style style:name="T13" style:family="text">
      <style:text-properties fo:font-weight="normal" officeooo:rsid="000f11cf" style:font-weight-asian="normal" style:font-weight-complex="normal"/>
    </style:style>
    <style:style style:name="T14" style:family="text">
      <style:text-properties fo:font-weight="normal" officeooo:rsid="005f3ea8" style:font-weight-asian="normal" style:font-weight-complex="normal"/>
    </style:style>
    <style:style style:name="T15" style:family="text">
      <style:text-properties fo:font-weight="normal" officeooo:rsid="00401f5c" style:font-weight-asian="normal" style:font-weight-complex="normal"/>
    </style:style>
    <style:style style:name="T16" style:family="text">
      <style:text-properties fo:font-weight="normal" officeooo:rsid="0007d0a1" style:font-weight-asian="normal" style:font-weight-complex="normal"/>
    </style:style>
    <style:style style:name="T17" style:family="text">
      <style:text-properties fo:font-weight="normal" officeooo:rsid="0067f711" style:font-weight-asian="normal" style:font-weight-complex="normal"/>
    </style:style>
    <style:style style:name="T18" style:family="text">
      <style:text-properties fo:font-weight="normal" officeooo:rsid="0015d7b5" style:font-weight-asian="normal" style:font-weight-complex="normal"/>
    </style:style>
    <style:style style:name="T19" style:family="text">
      <style:text-properties fo:font-weight="normal" officeooo:rsid="00087009" style:font-weight-asian="normal" style:font-weight-complex="normal"/>
    </style:style>
    <style:style style:name="T20" style:family="text">
      <style:text-properties officeooo:rsid="00044081"/>
    </style:style>
    <style:style style:name="T21" style:family="text">
      <style:text-properties officeooo:rsid="0006211b"/>
    </style:style>
    <style:style style:name="T22" style:family="text">
      <style:text-properties officeooo:rsid="0007d0a1"/>
    </style:style>
    <style:style style:name="T23" style:family="text">
      <style:text-properties officeooo:rsid="0067f711"/>
    </style:style>
    <style:style style:name="T24" style:family="text">
      <style:text-properties officeooo:rsid="0015d7b5"/>
    </style:style>
    <style:style style:name="T25" style:family="text">
      <style:text-properties officeooo:rsid="00087009"/>
    </style:style>
    <style:style style:name="T26" style:family="text">
      <style:text-properties fo:language="fr" fo:country="FR"/>
    </style:style>
    <style:style style:name="T27" style:family="text">
      <style:text-properties fo:language="fr" fo:country="FR" fo:font-weight="bold" style:font-weight-asian="bold" style:font-weight-complex="bold"/>
    </style:style>
    <style:style style:name="T28" style:family="text">
      <style:text-properties fo:language="fr" fo:country="FR" officeooo:rsid="00087009"/>
    </style:style>
    <style:style style:name="T29" style:family="text">
      <style:text-properties fo:language="fr" fo:country="FR" officeooo:rsid="00044081"/>
    </style:style>
    <style:style style:name="T30" style:family="text">
      <style:text-properties fo:language="fr" fo:country="FR" officeooo:rsid="000bafba"/>
    </style:style>
    <style:style style:name="T31" style:family="text">
      <style:text-properties fo:language="fr" fo:country="FR" officeooo:rsid="0006211b"/>
    </style:style>
    <style:style style:name="T32" style:family="text">
      <style:text-properties fo:language="fr" fo:country="FR" officeooo:rsid="005f3ea8"/>
    </style:style>
    <style:style style:name="T33" style:family="text">
      <style:text-properties fo:language="fr" fo:country="FR" officeooo:rsid="0016055e"/>
    </style:style>
    <style:style style:name="T34" style:family="text">
      <style:text-properties fo:language="fr" fo:country="FR" officeooo:rsid="00098d23"/>
    </style:style>
    <style:style style:name="T35" style:family="text">
      <style:text-properties fo:language="fr" fo:country="FR" officeooo:rsid="0012f93f"/>
    </style:style>
    <style:style style:name="T36" style:family="text">
      <style:text-properties fo:language="fr" fo:country="FR" officeooo:rsid="00131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che de description « <text:span text:style-name="T4">Gérer</text:span><text:span text:style-name="T1"> </text:span><text:span text:style-name="T4">les</text:span><text:span text:style-name="T1"> </text:span><text:span text:style-name="T2">e</text:span><text:span text:style-name="T3">nseignant</text:span> » </text:p>
      <text:p text:style-name="P3"><text:span text:style-name="Police_20_par_20_défaut"><text:span text:style-name="T27">Nom de cas:</text:span></text:span><text:span text:style-name="T26"> Gérer</text:span><text:span text:style-name="T28"> les enseignant .</text:span></text:p>
      <text:p text:style-name="P2"><text:span text:style-name="Police_20_par_20_défaut"><text:span text:style-name="T27">Objectif:</text:span></text:span><text:span text:style-name="T26"> </text:span><text:span text:style-name="T34">D</text:span><text:span text:style-name="T29">onner a</text:span><text:span text:style-name="T26"> l'</text:span><text:span text:style-name="T30">administration la possibilité d’ajouter un enseignant, supprimer ou modifier</text:span><text:span text:style-name="T26"> un </text:span><text:span text:style-name="T30">enseignant</text:span><text:span text:style-name="T26"> déjà soumis.<text:line-break/></text:span><text:span text:style-name="Police_20_par_20_défaut"><text:span text:style-name="T27">Acteur Principale :</text:span></text:span><text:span text:style-name="T26"> </text:span><text:span text:style-name="T30">Administrat</text:span><text:span text:style-name="T36">ion</text:span><text:span text:style-name="T26">.</text:span></text:p>
      <text:p text:style-name="P1"><text:span text:style-name="Police_20_par_20_défaut"><text:span text:style-name="T27">Acteur Secondaire: </text:span></text:span><text:span text:style-name="T30">Enseignant.</text:span></text:p>
      <text:p text:style-name="P1"><text:span text:style-name="Police_20_par_20_défaut"><text:span text:style-name="T27">Version:</text:span></text:span><text:span text:style-name="T26"> 1.0.</text:span></text:p>
      <text:p text:style-name="P1"><text:span text:style-name="Police_20_par_20_défaut"><text:span text:style-name="T27">Date:</text:span></text:span><text:span text:style-name="T26"> </text:span><text:span text:style-name="T31">09</text:span><text:span text:style-name="T26">/0</text:span><text:span text:style-name="T31">3</text:span><text:span text:style-name="T26">/2020.</text:span></text:p>
      <text:p text:style-name="P5">Description des enchaînements:</text:p>
      <text:p text:style-name="P5"><text:tab/>Pré conditions:</text:p>
      <text:p text:style-name="P6">- Authentification.</text:p>
      <text:p text:style-name="P5">Enchaînements:</text:p>
      <text:p text:style-name="P1"><text:span text:style-name="Police_20_par_20_défaut"><text:span text:style-name="T27">Séquencement Fonctionnel:</text:span></text:span></text:p>
      <text:p text:style-name="P17"><text:tab/>Séquencement Nominal:</text:p>
      <text:p text:style-name="P7"><text:span text:style-name="T6">1.</text:span><text:span text:style-name="T8">Lancer l’application web .</text:span></text:p>
      <text:p text:style-name="P8"><text:span text:style-name="T6">2.</text:span><text:span text:style-name="T10">Le site affiche la page de la connexion .</text:span></text:p>
      <text:p text:style-name="P9"><text:span text:style-name="T6">3.</text:span>Choisissez le type de traitement <text:span text:style-name="T20">de l’enseignant </text:span>.</text:p>
      <text:p text:style-name="P8"><text:span text:style-name="T6">4.</text:span>Traiter l’opération<text:span text:style-name="T9"> choisi .</text:span></text:p>
      <text:p text:style-name="P10"><text:span text:style-name="T5">5.</text:span>Message <text:span text:style-name="T25">de validation</text:span> .</text:p>
      <text:p text:style-name="P13"><text:tab/>Séquencement Alternatif:</text:p>
      <text:p text:style-name="P14">A<text:span text:style-name="T22">1</text:span>. <text:span text:style-name="T10">Si le choix est ajouter </text:span><text:span text:style-name="T19">un enseignant</text:span><text:span text:style-name="T10"> </text:span><text:span text:style-name="T16">le</text:span><text:span text:style-name="T10"> comportement</text:span><text:span text:style-name="T16"> est le suivant </text:span><text:span text:style-name="T10"><text:s/>, </text:span><text:span text:style-name="T15">Remplir les informations de l’enseignant (nom, prénom …) </text:span><text:span text:style-name="T16">et</text:span><text:span text:style-name="T15"> </text:span><text:span text:style-name="T19">puis </text:span><text:span text:style-name="T10">l</text:span><text:span text:style-name="T14">e système vérifie la validation des information fournis .</text:span></text:p>
      <text:p text:style-name="P15">A<text:span text:style-name="T22">2</text:span>. <text:span text:style-name="T10">Si le choix est modifie </text:span><text:span text:style-name="T19">le parcours est le suivant ,le système</text:span><text:span text:style-name="T10"> affiche</text:span><text:span text:style-name="T11"> la liste des </text:span><text:span text:style-name="T12">enseignants </text:span><text:span text:style-name="T10">et puis l’administrateur</text:span><text:span text:style-name="T19"> </text:span><text:span text:style-name="T10">choisissez l’</text:span><text:span text:style-name="T12">enseignant </text:span><text:span text:style-name="T10">et r</text:span><text:span text:style-name="T13">emplissez les champs à modifier </text:span><text:span text:style-name="T10">et valider la modification par la fin .</text:span></text:p>
      <text:p text:style-name="P16"><text:span text:style-name="T6">A</text:span><text:span text:style-name="T7">3</text:span><text:span text:style-name="T6">. </text:span><text:span text:style-name="T16">Si le choix est supprimer les étapes </text:span><text:span text:style-name="T19">sont les </text:span><text:span text:style-name="T16">suivantes ,Le système affiche</text:span><text:span text:style-name="T11"> la liste des </text:span><text:span text:style-name="T17">enseignants</text:span><text:span text:style-name="T11"> , </text:span><text:span text:style-name="T19">l’administrateur </text:span><text:span text:style-name="T16">c</text:span>hoisissez l’<text:span text:style-name="T23">enseignant</text:span> qu'il souhaite <text:span text:style-name="T24">supprimer est <text:s/>c</text:span><text:span text:style-name="T16">onfirme</text:span><text:span text:style-name="T17">r</text:span><text:span text:style-name="T16"> la suppression d</text:span><text:span text:style-name="T18">e </text:span><text:span text:style-name="T16">l’enseignant.</text:span></text:p>
      <text:p text:style-name="P18">Séquencement Exceptionnel:</text:p>
      <text:p text:style-name="P4"><text:span text:style-name="T26">- Si</text:span><text:span text:style-name="T32"> les information de l’enseignant ne sont pas correcte , par exemple le nom et le prénom qui contient des caractère spéciaux ,ou bien la forme de <text:s/>émail qui est différent de celle la <text:s/></text:span><text:a xlink:type="simple" xlink:href="mailto:x@y.z" text:style-name="Internet_20_link" text:visited-style-name="Visited_20_Internet_20_Link"><text:span text:style-name="T32">x@y.z</text:span></text:a><text:span text:style-name="T32"> <text:s/></text:span><text:span text:style-name="T26">, nous générons un message d'erreur. (</text:span><text:span text:style-name="T33">4</text:span><text:span text:style-name="T26">).</text:span></text:p>
      <text:p text:style-name="P11">- <text:span text:style-name="T21">Si l’enseignant n’es pas compatible , nous </text:span>générons un message d'erreur <text:span text:style-name="T22">(4)</text:span>.<text:span text:style-name="T21"> </text:span></text:p>
      <text:p text:style-name="P12"><text:span text:style-name="T5">- </text:span>En cas ou <text:span text:style-name="T22">le traitement d’une opération n’est pas valide</text:span> on actualise la page et <text:span text:style-name="T22">on </text:span><text:s/>retourne l’<text:span text:style-name="T22">administrateur </text:span>a la page d’accueil <text:span text:style-name="T22">avec un message explica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22:58.032736905</meta:creation-date>
    <dc:date>2020-07-15T20:46:01.183072376</dc:date>
    <meta:editing-duration>PT27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71" meta:character-count="1772" meta:non-whitespace-character-count="1515"/>
  </office:meta>
</office:document-meta>
</file>